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9c8d1"/>
    </style:style>
    <style:style style:name="T2" style:family="text">
      <style:text-properties officeooo:rsid="0009ed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ОК <text:span text:style-name="T2">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0:53:45.638458638</meta:creation-date>
    <dc:date>2024-10-14T10:58:03.909466494</dc:date>
    <meta:editing-duration>PT27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1" meta:word-count="2" meta:character-count="5" meta:non-whitespace-character-count="4"/>
  </office:meta>
</office:document-meta>
</file>